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295in" svg:height="3.5449in" svg:x="2.9134in" svg:y="12.1717in">
            <draw:object draw:notify-on-update-of-ranges="Sheet1.B2:Sheet1.B51 Sheet1.C2:Sheet1.C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5425in" svg:height="3.5453in" svg:x="2.9134in" svg:y="16.2819in">
            <draw:object draw:notify-on-update-of-ranges="Sheet1.B52:Sheet1.B101 Sheet1.C52:Sheet1.C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6835in" svg:height="3.5453in" svg:x="2.9031in" svg:y="0.2091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6728in" svg:height="3.5449in" svg:x="2.9142in" svg:y="4.2665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6185in" svg:height="3.5453in" svg:x="2.9142in" svg:y="8.178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ervice 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5803799629211" calcext:value-type="float">
            <text:p>1.0580379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2154402732849" calcext:value-type="float">
            <text:p>1.7215440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7456803321838" calcext:value-type="float">
            <text:p>1.0745680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2291789054871" calcext:value-type="float">
            <text:p>2.1229178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8242583274841" calcext:value-type="float">
            <text:p>1.0824258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94914197921753" calcext:value-type="float">
            <text:p>1.9491419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0671310424805" calcext:value-type="float">
            <text:p>1.8067131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2274193763733" calcext:value-type="float">
            <text:p>1.1227419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61060905456543" calcext:value-type="float">
            <text:p>1.6106090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09523296356201" calcext:value-type="float">
            <text:p>1.0952329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.15049409866333" calcext:value-type="float">
            <text:p>2.1504940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23158407211304" calcext:value-type="float">
            <text:p>2.23158407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.14317107200623" calcext:value-type="float">
            <text:p>3.143171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.86461997032166" calcext:value-type="float">
            <text:p>3.8646199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.03090405464172" calcext:value-type="float">
            <text:p>5.0309040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.32048296928406" calcext:value-type="float">
            <text:p>4.3204829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.44686102867126" calcext:value-type="float">
            <text:p>5.4468610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.37259197235107" calcext:value-type="float">
            <text:p>5.3725919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80867195129395" calcext:value-type="float">
            <text:p>5.8086719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33614206314087" calcext:value-type="float">
            <text:p>6.3361420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.35689806938171" calcext:value-type="float">
            <text:p>7.3568980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.18213510513306" calcext:value-type="float">
            <text:p>7.18213510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.68787813186646" calcext:value-type="float">
            <text:p>7.6878781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.76651000976563" calcext:value-type="float">
            <text:p>8.7665100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.24023914337158" calcext:value-type="float">
            <text:p>9.2402391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.21918606758118" calcext:value-type="float">
            <text:p>6.2191860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.60444593429565" calcext:value-type="float">
            <text:p>6.6044459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.33952212333679" calcext:value-type="float">
            <text:p>5.3395221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.62203502655029" calcext:value-type="float">
            <text:p>4.6220350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1190459728241" calcext:value-type="float">
            <text:p>4.1190459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17443299293518" calcext:value-type="float">
            <text:p>4.1744329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8406548500061" calcext:value-type="float">
            <text:p>4.8406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.09231305122376" calcext:value-type="float">
            <text:p>5.0923130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.91883492469788" calcext:value-type="float">
            <text:p>2.9188349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.87072205543518" calcext:value-type="float">
            <text:p>3.8707220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.97939109802246" calcext:value-type="float">
            <text:p>2.979391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.46357202529907" calcext:value-type="float">
            <text:p>2.4635720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.06380891799927" calcext:value-type="float">
            <text:p>3.063808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.16921591758728" calcext:value-type="float">
            <text:p>3.1692159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.97748303413391" calcext:value-type="float">
            <text:p>3.9774830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.57606101036072" calcext:value-type="float">
            <text:p>4.5760610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.29609203338623" calcext:value-type="float">
            <text:p>5.2960920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.36539697647095" calcext:value-type="float">
            <text:p>6.3653969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6.71450114250183" calcext:value-type="float">
            <text:p>6.7145011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.75709390640259" calcext:value-type="float">
            <text:p>7.7570939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60117888450623" calcext:value-type="float">
            <text:p>7.6011788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7461359500885" calcext:value-type="float">
            <text:p>8.7461359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.91779494285584" calcext:value-type="float">
            <text:p>9.9177949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.26579594612122" calcext:value-type="float">
            <text:p>9.26579594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67895889282227" calcext:value-type="float">
            <text:p>8.6789588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5091896057129" calcext:value-type="float">
            <text:p>1.150918960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75460720062256" calcext:value-type="float">
            <text:p>1.7546072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5059089660645" calcext:value-type="float">
            <text:p>2.1505908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2552399635315" calcext:value-type="float">
            <text:p>2.9255239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89725208282471" calcext:value-type="float">
            <text:p>3.8972520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60076189041138" calcext:value-type="float">
            <text:p>4.6007618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32048392295837" calcext:value-type="float">
            <text:p>5.320483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96620106697083" calcext:value-type="float">
            <text:p>5.966201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.76568102836609" calcext:value-type="float">
            <text:p>6.7656810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68890309333801" calcext:value-type="float">
            <text:p>7.6889030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59677314758301" calcext:value-type="float">
            <text:p>8.5967731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00749588012695" calcext:value-type="float">
            <text:p>9.0074958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.44875407218933" calcext:value-type="float">
            <text:p>9.4487540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.4633090496063" calcext:value-type="float">
            <text:p>10.4633090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.9755909442902" calcext:value-type="float">
            <text:p>10.97559094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.0264520645142" calcext:value-type="float">
            <text:p>12.02645206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.0829010009766" calcext:value-type="float">
            <text:p>13.082901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4.0451910495758" calcext:value-type="float">
            <text:p>14.0451910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.6379699707031" calcext:value-type="float">
            <text:p>14.6379699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.6782908439636" calcext:value-type="float">
            <text:p>14.678290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4.8788800239563" calcext:value-type="float">
            <text:p>14.878880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5.9080591201782" calcext:value-type="float">
            <text:p>15.9080591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5.9153258800507" calcext:value-type="float">
            <text:p>15.9153258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.5036110877991" calcext:value-type="float">
            <text:p>16.5036110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.5045828819275" calcext:value-type="float">
            <text:p>17.5045828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.5595619678497" calcext:value-type="float">
            <text:p>18.5595619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9.4433062076569" calcext:value-type="float">
            <text:p>19.4433062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9.6451420783997" calcext:value-type="float">
            <text:p>19.6451420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0.6892359256744" calcext:value-type="float">
            <text:p>20.6892359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.8853571414947" calcext:value-type="float">
            <text:p>20.8853571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0.0714321136475" calcext:value-type="float">
            <text:p>20.0714321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1.0629689693451" calcext:value-type="float">
            <text:p>21.06296896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1.3686790466309" calcext:value-type="float">
            <text:p>21.3686790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.4877500534058" calcext:value-type="float">
            <text:p>21.4877500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2.3266229629517" calcext:value-type="float">
            <text:p>22.326622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3.0169219970703" calcext:value-type="float">
            <text:p>23.0169219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3.9632041454315" calcext:value-type="float">
            <text:p>23.9632041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3.7890770435333" calcext:value-type="float">
            <text:p>23.7890770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4.5119299888611" calcext:value-type="float">
            <text:p>24.5119299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.6627068519592" calcext:value-type="float">
            <text:p>23.662706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3.0336780548096" calcext:value-type="float">
            <text:p>23.0336780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2.4770078659058" calcext:value-type="float">
            <text:p>22.4770078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2.6470839977264" calcext:value-type="float">
            <text:p>22.6470839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2.4922618865967" calcext:value-type="float">
            <text:p>22.4922618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3.0892739295959" calcext:value-type="float">
            <text:p>23.0892739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3.2683291435242" calcext:value-type="float">
            <text:p>23.2683291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4.2299110889435" calcext:value-type="float">
            <text:p>24.2299110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5.2724280357361" calcext:value-type="float">
            <text:p>25.2724280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5.4837009906769" calcext:value-type="float">
            <text:p>25.4837009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6.533980846405" calcext:value-type="float">
            <text:p>26.5339808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12866592407227" calcext:value-type="float">
            <text:p>1.1286659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15227389335632" calcext:value-type="float">
            <text:p>2.1522738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91426587104797" calcext:value-type="float">
            <text:p>2.91426587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81614995002747" calcext:value-type="float">
            <text:p>3.81614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59142398834229" calcext:value-type="float">
            <text:p>3.5914239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17598009109497" calcext:value-type="float">
            <text:p>4.1759800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.8342649936676" calcext:value-type="float">
            <text:p>4.8342649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96062016487122" calcext:value-type="float">
            <text:p>5.9606201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.88621115684509" calcext:value-type="float">
            <text:p>6.8862111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69483613967896" calcext:value-type="float">
            <text:p>7.69483613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.76430296897888" calcext:value-type="float">
            <text:p>8.7643029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41695618629456" calcext:value-type="float">
            <text:p>9.4169561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.3690130710602" calcext:value-type="float">
            <text:p>10.3690130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.0579800605774" calcext:value-type="float">
            <text:p>11.0579800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.1237490177155" calcext:value-type="float">
            <text:p>12.1237490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.0127129554749" calcext:value-type="float">
            <text:p>13.0127129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.8294558525085" calcext:value-type="float">
            <text:p>13.8294558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.9287581443787" calcext:value-type="float">
            <text:p>14.9287581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.5131020545959" calcext:value-type="float">
            <text:p>15.5131020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.6228408813477" calcext:value-type="float">
            <text:p>16.6228408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.8869199752808" calcext:value-type="float">
            <text:p>16.8869199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7.4022378921509" calcext:value-type="float">
            <text:p>17.4022378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8.3989539146423" calcext:value-type="float">
            <text:p>18.3989539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.4656808376312" calcext:value-type="float">
            <text:p>19.4656808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.1990678310394" calcext:value-type="float">
            <text:p>20.199067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.576024055481" calcext:value-type="float">
            <text:p>20.5760240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0.8996801376343" calcext:value-type="float">
            <text:p>20.8996801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.8918001651764" calcext:value-type="float">
            <text:p>21.8918001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2.4458260536194" calcext:value-type="float">
            <text:p>22.4458260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3.0868570804596" calcext:value-type="float">
            <text:p>23.08685708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3.3863298892975" calcext:value-type="float">
            <text:p>23.38632988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4.3720362186432" calcext:value-type="float">
            <text:p>24.37203621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5.2533659934998" calcext:value-type="float">
            <text:p>25.25336599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6.276556968689" calcext:value-type="float">
            <text:p>26.27655696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7.293389081955" calcext:value-type="float">
            <text:p>27.2933890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7.1693069934845" calcext:value-type="float">
            <text:p>27.16930699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7.8578150272369" calcext:value-type="float">
            <text:p>27.8578150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8.8150680065155" calcext:value-type="float">
            <text:p>28.8150680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9.8977808952332" calcext:value-type="float">
            <text:p>29.8977808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1.0221350193024" calcext:value-type="float">
            <text:p>31.0221350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2.1436579227448" calcext:value-type="float">
            <text:p>32.14365792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2.7815480232239" calcext:value-type="float">
            <text:p>32.7815480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3.6124179363251" calcext:value-type="float">
            <text:p>33.6124179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4.5866990089416" calcext:value-type="float">
            <text:p>34.5866990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4.8460907936096" calcext:value-type="float">
            <text:p>34.8460907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5.8681840896606" calcext:value-type="float">
            <text:p>35.8681840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6.3915421962738" calcext:value-type="float">
            <text:p>36.3915421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7.249361038208" calcext:value-type="float">
            <text:p>37.2493610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8.3374671936035" calcext:value-type="float">
            <text:p>38.3374671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9.3551089763641" calcext:value-type="float">
            <text:p>39.3551089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12731099128723" calcext:value-type="float">
            <text:p>1.1273109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96147394180298" calcext:value-type="float">
            <text:p>1.9614739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.03973412513733" calcext:value-type="float">
            <text:p>3.03973412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10237503051758" calcext:value-type="float">
            <text:p>4.1023750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17973399162293" calcext:value-type="float">
            <text:p>5.17973399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1669659614563" calcext:value-type="float">
            <text:p>6.1669659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23158001899719" calcext:value-type="float">
            <text:p>7.23158001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.20977091789246" calcext:value-type="float">
            <text:p>8.2097709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.26947903633118" calcext:value-type="float">
            <text:p>9.2694790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.3387129306793" calcext:value-type="float">
            <text:p>10.3387129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.3436110019684" calcext:value-type="float">
            <text:p>11.343611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.3998458385468" calcext:value-type="float">
            <text:p>12.3998458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3.2317891120911" calcext:value-type="float">
            <text:p>13.2317891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4.3483531475067" calcext:value-type="float">
            <text:p>14.3483531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5.2632100582123" calcext:value-type="float">
            <text:p>15.2632100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.2262859344482" calcext:value-type="float">
            <text:p>16.2262859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7.27792096138" calcext:value-type="float">
            <text:p>17.27792096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8.3892049789429" calcext:value-type="float">
            <text:p>18.3892049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9.3806068897247" calcext:value-type="float">
            <text:p>19.3806068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0.0337390899658" calcext:value-type="float">
            <text:p>20.03373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.9654610157013" calcext:value-type="float">
            <text:p>20.9654610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.9601979255676" calcext:value-type="float">
            <text:p>21.9601979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3.0187499523163" calcext:value-type="float">
            <text:p>23.0187499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4.0846891403198" calcext:value-type="float">
            <text:p>24.0846891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5.0624480247498" calcext:value-type="float">
            <text:p>25.0624480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6.0495049953461" calcext:value-type="float">
            <text:p>26.04950499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6.9897589683533" calcext:value-type="float">
            <text:p>26.9897589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8.2102410793304" calcext:value-type="float">
            <text:p>28.21024107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9.3183619976044" calcext:value-type="float">
            <text:p>29.31836199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0.4406180381775" calcext:value-type="float">
            <text:p>30.44061803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1.5282430648804" calcext:value-type="float">
            <text:p>31.5282430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2.6208248138428" calcext:value-type="float">
            <text:p>32.6208248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3.4759528636932" calcext:value-type="float">
            <text:p>33.47595286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4.4844222068787" calcext:value-type="float">
            <text:p>34.48442220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5.0994870662689" calcext:value-type="float">
            <text:p>35.0994870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6.1259028911591" calcext:value-type="float">
            <text:p>36.12590289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7.0480451583862" calcext:value-type="float">
            <text:p>37.0480451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8.1010279655457" calcext:value-type="float">
            <text:p>38.10102796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9.1124110221863" calcext:value-type="float">
            <text:p>39.1124110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0.060793876648" calcext:value-type="float">
            <text:p>40.06079387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1.1333770751953" calcext:value-type="float">
            <text:p>41.1333770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2.1656589508057" calcext:value-type="float">
            <text:p>42.1656589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3.2284069061279" calcext:value-type="float">
            <text:p>43.2284069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4.326327085495" calcext:value-type="float">
            <text:p>44.32632708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5.2837071418762" calcext:value-type="float">
            <text:p>45.2837071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6.1361598968506" calcext:value-type="float">
            <text:p>46.1361598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7.1608519554138" calcext:value-type="float">
            <text:p>47.1608519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8.2069489955902" calcext:value-type="float">
            <text:p>48.20694899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9.1240470409393" calcext:value-type="float">
            <text:p>49.1240470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0.0857861042023" calcext:value-type="float">
            <text:p>50.0857861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14860486984253" calcext:value-type="float">
            <text:p>1.1486048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.25085687637329" calcext:value-type="float">
            <text:p>2.2508568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33525919914246" calcext:value-type="float">
            <text:p>3.3352591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.2789671421051" calcext:value-type="float">
            <text:p>4.2789671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.294842004776" calcext:value-type="float">
            <text:p>5.2948420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.37512302398682" calcext:value-type="float">
            <text:p>6.3751230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.44627594947815" calcext:value-type="float">
            <text:p>7.4462759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.47068119049072" calcext:value-type="float">
            <text:p>8.47068119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.56603598594666" calcext:value-type="float">
            <text:p>9.56603598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.6788790225983" calcext:value-type="float">
            <text:p>10.67887902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1.4811329841614" calcext:value-type="float">
            <text:p>11.48113298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.4624838829041" calcext:value-type="float">
            <text:p>12.4624838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3.5656070709229" calcext:value-type="float">
            <text:p>13.5656070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.620728969574" calcext:value-type="float">
            <text:p>14.6207289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6535580158234" calcext:value-type="float">
            <text:p>15.653558015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6.6754031181335" calcext:value-type="float">
            <text:p>16.67540311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7.5399849414825" calcext:value-type="float">
            <text:p>17.53998494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8.5083501338959" calcext:value-type="float">
            <text:p>18.5083501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9.5794250965118" calcext:value-type="float">
            <text:p>19.57942509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0.6879591941833" calcext:value-type="float">
            <text:p>20.68795919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1.8056128025055" calcext:value-type="float">
            <text:p>21.8056128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2.8178780078888" calcext:value-type="float">
            <text:p>22.81787800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3.8653798103333" calcext:value-type="float">
            <text:p>23.8653798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4.8487141132355" calcext:value-type="float">
            <text:p>24.8487141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5.9524829387665" calcext:value-type="float">
            <text:p>25.95248293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6.9427688121796" calcext:value-type="float">
            <text:p>26.9427688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.0096940994263" calcext:value-type="float">
            <text:p>28.0096940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.0861670970917" calcext:value-type="float">
            <text:p>29.08616709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.2294089794159" calcext:value-type="float">
            <text:p>30.2294089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.3001251220703" calcext:value-type="float">
            <text:p>31.3001251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2.3252329826355" calcext:value-type="float">
            <text:p>32.3252329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.4002361297607" calcext:value-type="float">
            <text:p>33.40023612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4.5440831184387" calcext:value-type="float">
            <text:p>34.5440831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.6255288124084" calcext:value-type="float">
            <text:p>35.62552881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6.611053943634" calcext:value-type="float">
            <text:p>36.6110539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7.7161769866943" calcext:value-type="float">
            <text:p>37.71617698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8.6613008975983" calcext:value-type="float">
            <text:p>38.66130089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9.7188019752502" calcext:value-type="float">
            <text:p>39.71880197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0.6025259494782" calcext:value-type="float">
            <text:p>40.6025259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1.6688530445099" calcext:value-type="float">
            <text:p>41.66885304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2.7834849357605" calcext:value-type="float">
            <text:p>42.7834849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3.8543019294739" calcext:value-type="float">
            <text:p>43.85430192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4.9013059139252" calcext:value-type="float">
            <text:p>44.9013059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5.9047439098358" calcext:value-type="float">
            <text:p>45.9047439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6.9943709373474" calcext:value-type="float">
            <text:p>46.9943709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8.0799708366394" calcext:value-type="float">
            <text:p>48.0799708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9.1237959861755" calcext:value-type="float">
            <text:p>49.12379598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0.1937558650971" calcext:value-type="float">
            <text:p>50.1937558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1.2456839084625" calcext:value-type="float">
            <text:p>51.24568390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2.3470089435577" calcext:value-type="float">
            <text:p>52.34700894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15047001838684" calcext:value-type="float">
            <text:p>1.15047001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.18454313278198" calcext:value-type="float">
            <text:p>2.18454313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.2436261177063" calcext:value-type="float">
            <text:p>3.24362611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.30163407325745" calcext:value-type="float">
            <text:p>4.30163407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.33657503128052" calcext:value-type="float">
            <text:p>5.33657503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.40385913848877" calcext:value-type="float">
            <text:p>6.40385913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.46141982078552" calcext:value-type="float">
            <text:p>7.46141982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.53938102722168" calcext:value-type="float">
            <text:p>8.53938102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.8374080657959" calcext:value-type="float">
            <text:p>9.8374080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.8750622272491" calcext:value-type="float">
            <text:p>10.87506222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1.982537984848" calcext:value-type="float">
            <text:p>11.98253798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.0919990539551" calcext:value-type="float">
            <text:p>13.0919990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4.110622882843" calcext:value-type="float">
            <text:p>14.11062288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.1686060428619" calcext:value-type="float">
            <text:p>15.16860604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.2655501365662" calcext:value-type="float">
            <text:p>16.26555013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7.3279278278351" calcext:value-type="float">
            <text:p>17.32792782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8.2588129043579" calcext:value-type="float">
            <text:p>18.25881290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9.3702890872955" calcext:value-type="float">
            <text:p>19.37028908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0.4936649799347" calcext:value-type="float">
            <text:p>20.49366497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1.5989239215851" calcext:value-type="float">
            <text:p>21.5989239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2.7263419628143" calcext:value-type="float">
            <text:p>22.72634196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3.8156440258026" calcext:value-type="float">
            <text:p>23.81564402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4.9513850212097" calcext:value-type="float">
            <text:p>24.95138502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.0323970317841" calcext:value-type="float">
            <text:p>26.03239703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7.1297969818115" calcext:value-type="float">
            <text:p>27.12979698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8.2163920402527" calcext:value-type="float">
            <text:p>28.2163920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9.331433057785" calcext:value-type="float">
            <text:p>29.33143305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.475909948349" calcext:value-type="float">
            <text:p>30.47590994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.6467478275299" calcext:value-type="float">
            <text:p>31.6467478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.7074048519135" calcext:value-type="float">
            <text:p>32.70740485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.8317620754242" calcext:value-type="float">
            <text:p>33.8317620754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4.9608309268951" calcext:value-type="float">
            <text:p>34.96083092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.0553488731384" calcext:value-type="float">
            <text:p>36.05534887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.1902208328247" calcext:value-type="float">
            <text:p>37.19022083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.2769639492035" calcext:value-type="float">
            <text:p>38.27696394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.3909809589386" calcext:value-type="float">
            <text:p>39.39098095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.4325180053711" calcext:value-type="float">
            <text:p>40.43251800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.5807518959045" calcext:value-type="float">
            <text:p>41.58075189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.6930139064789" calcext:value-type="float">
            <text:p>42.69301390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.7868208885193" calcext:value-type="float">
            <text:p>43.7868208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4.8992788791657" calcext:value-type="float">
            <text:p>44.89927887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.009880065918" calcext:value-type="float">
            <text:p>46.0098800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7.1088039875031" calcext:value-type="float">
            <text:p>47.1088039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8.1018669605255" calcext:value-type="float">
            <text:p>48.10186696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9.098886013031" calcext:value-type="float">
            <text:p>49.098886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0.1708970069885" calcext:value-type="float">
            <text:p>50.170897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1.2346470355988" calcext:value-type="float">
            <text:p>51.23464703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2.2971072196961" calcext:value-type="float">
            <text:p>52.29710721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3.3632118701935" calcext:value-type="float">
            <text:p>53.36321187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.3809459209442" calcext:value-type="float">
            <text:p>54.38094592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.09772682189941" calcext:value-type="float">
            <text:p>1.09772682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.17179489135742" calcext:value-type="float">
            <text:p>2.17179489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3.24678707122803" calcext:value-type="float">
            <text:p>3.24678707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.29551887512207" calcext:value-type="float">
            <text:p>4.29551887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5.34477210044861" calcext:value-type="float">
            <text:p>5.34477210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.4286949634552" calcext:value-type="float">
            <text:p>6.42869496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7.47760391235352" calcext:value-type="float">
            <text:p>7.47760391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.5385000705719" calcext:value-type="float">
            <text:p>8.53850007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9.59788393974304" calcext:value-type="float">
            <text:p>9.59788393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0.7328088283539" calcext:value-type="float">
            <text:p>10.73280882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1.8493230342865" calcext:value-type="float">
            <text:p>11.84932303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.9499850273132" calcext:value-type="float">
            <text:p>12.94998502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4.0041470527649" calcext:value-type="float">
            <text:p>14.00414705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5.1004819869995" calcext:value-type="float">
            <text:p>15.1004819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6.1684629917145" calcext:value-type="float">
            <text:p>16.16846299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7.2376129627228" calcext:value-type="float">
            <text:p>17.23761296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8.3478591442108" calcext:value-type="float">
            <text:p>18.34785914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9.4440319538116" calcext:value-type="float">
            <text:p>19.44403195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0.5040731430054" calcext:value-type="float">
            <text:p>20.504073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1.5714259147644" calcext:value-type="float">
            <text:p>21.57142591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2.6329071521759" calcext:value-type="float">
            <text:p>22.63290715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3.6197731494904" calcext:value-type="float">
            <text:p>23.61977314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24.7066330909729" calcext:value-type="float">
            <text:p>24.7066330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5.7767639160156" calcext:value-type="float">
            <text:p>25.7767639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6.8154211044312" calcext:value-type="float">
            <text:p>26.81542110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27.9760890007019" calcext:value-type="float">
            <text:p>27.9760890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29.0899770259857" calcext:value-type="float">
            <text:p>29.0899770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0.2029240131378" calcext:value-type="float">
            <text:p>30.20292401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1.2956569194794" calcext:value-type="float">
            <text:p>31.29565691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32.398332118988" calcext:value-type="float">
            <text:p>32.3983321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33.4610021114349" calcext:value-type="float">
            <text:p>33.46100211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4.5659840106964" calcext:value-type="float">
            <text:p>34.5659840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5.6457829475403" calcext:value-type="float">
            <text:p>35.64578294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36.7266001701355" calcext:value-type="float">
            <text:p>36.72660017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37.8019139766693" calcext:value-type="float">
            <text:p>37.80191397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8.9121518135071" calcext:value-type="float">
            <text:p>38.91215181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39.9744260311127" calcext:value-type="float">
            <text:p>39.97442603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41.0357410907745" calcext:value-type="float">
            <text:p>41.03574109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42.1819360256195" calcext:value-type="float">
            <text:p>42.1819360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3.3044490814209" calcext:value-type="float">
            <text:p>43.3044490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44.4291579723358" calcext:value-type="float">
            <text:p>44.42915797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45.5370008945465" calcext:value-type="float">
            <text:p>45.53700089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46.6856319904327" calcext:value-type="float">
            <text:p>46.68563199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7.8272891044617" calcext:value-type="float">
            <text:p>47.8272891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8.9425621032715" calcext:value-type="float">
            <text:p>48.94256210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0.0283210277557" calcext:value-type="float">
            <text:p>50.02832102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51.1299860477448" calcext:value-type="float">
            <text:p>51.12998604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2.2573709487915" calcext:value-type="float">
            <text:p>52.25737094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53.3537938594818" calcext:value-type="float">
            <text:p>53.35379385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4.4591889381409" calcext:value-type="float">
            <text:p>54.4591889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19:01:01.319316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8T19:09:31.17939554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5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6cm" svg:height="9.005cm" xlink:href=".." xlink:type="simple" chart:class="chart:scatter" chart:style-name="ch1">
        <chart:title svg:x="10.639cm" svg:y="0.316cm" chart:style-name="ch2">
          <text:p>Plot for mean 1</text:p>
        </chart:title>
        <chart:plot-area chart:style-name="ch3" table:cell-range-address="Sheet1.B2:Sheet1.C51" svg:x="1.5cm" svg:y="1.301cm" svg:width="22.471cm" svg:height="6.543cm">
          <chartooo:coordinate-region svg:x="2.121cm" svg:y="1.5cm" svg:width="21.663cm" svg:height="5.697cm"/>
          <chart:axis chart:dimension="x" chart:name="primary-x" chart:style-name="ch4">
            <chart:title svg:x="12.241cm" svg:y="8.024cm" chart:style-name="ch5">
              <text:p>Count</text:p>
            </chart:title>
          </chart:axis>
          <chart:axis chart:dimension="y" chart:name="primary-y" chart:style-name="ch4">
            <chart:title svg:x="0.451cm" svg:y="5.542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2:Sheet1.C51" chart:class="chart:scatter">
            <chart:domain table:cell-range-address="Sheet1.B2:Sheet1.B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51</svg:desc>
                </draw:g>
              </table:table-cell>
              <table:table-cell office:value-type="float" office:value="1.05803799629211">
                <text:p>1.05803799629211</text:p>
                <draw:g>
                  <svg:desc>Sheet1.C2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2154402732849">
                <text:p>1.72154402732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7456803321838">
                <text:p>1.07456803321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2291789054871">
                <text:p>2.12291789054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8242583274841">
                <text:p>1.08242583274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94914197921753">
                <text:p>1.9491419792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80671310424805">
                <text:p>1.80671310424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2274193763733">
                <text:p>1.12274193763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61060905456543">
                <text:p>1.61060905456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9523296356201">
                <text:p>1.09523296356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15049409866333">
                <text:p>2.15049409866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23158407211304">
                <text:p>2.23158407211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14317107200623">
                <text:p>3.14317107200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86461997032166">
                <text:p>3.86461997032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03090405464172">
                <text:p>5.03090405464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32048296928406">
                <text:p>4.32048296928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44686102867126">
                <text:p>5.44686102867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7259197235107">
                <text:p>5.37259197235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80867195129395">
                <text:p>5.80867195129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33614206314087">
                <text:p>6.33614206314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35689806938171">
                <text:p>7.35689806938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18213510513306">
                <text:p>7.18213510513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68787813186646">
                <text:p>7.68787813186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76651000976563">
                <text:p>8.76651000976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4023914337158">
                <text:p>9.24023914337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21918606758118">
                <text:p>6.21918606758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60444593429565">
                <text:p>6.60444593429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33952212333679">
                <text:p>5.33952212333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62203502655029">
                <text:p>4.62203502655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1190459728241">
                <text:p>4.1190459728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17443299293518">
                <text:p>4.17443299293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406548500061">
                <text:p>4.84065485000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09231305122376">
                <text:p>5.09231305122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91883492469788">
                <text:p>2.91883492469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87072205543518">
                <text:p>3.87072205543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97939109802246">
                <text:p>2.97939109802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46357202529907">
                <text:p>2.463572025299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.06380891799927">
                <text:p>3.063808917999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16921591758728">
                <text:p>3.16921591758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97748303413391">
                <text:p>3.97748303413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57606101036072">
                <text:p>4.57606101036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29609203338623">
                <text:p>5.29609203338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36539697647095">
                <text:p>6.36539697647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71450114250183">
                <text:p>6.71450114250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75709390640259">
                <text:p>7.75709390640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60117888450623">
                <text:p>7.601178884506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7461359500885">
                <text:p>8.74613595008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.91779494285584">
                <text:p>9.91779494285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.26579594612122">
                <text:p>9.26579594612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67895889282227">
                <text:p>8.67895889282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39cm" svg:height="9.006cm" xlink:href=".." xlink:type="simple" chart:class="chart:scatter" chart:style-name="ch1">
        <chart:title svg:x="10.528cm" svg:y="0.316cm" chart:style-name="ch2">
          <text:p>Plot for mean 2</text:p>
        </chart:title>
        <chart:plot-area chart:style-name="ch3" table:cell-range-address="Sheet1.B52:Sheet1.C101" svg:x="1.495cm" svg:y="1.301cm" svg:width="22.26cm" svg:height="6.544cm">
          <chartooo:coordinate-region svg:x="2.116cm" svg:y="1.5cm" svg:width="21.452cm" svg:height="5.698cm"/>
          <chart:axis chart:dimension="x" chart:name="primary-x" chart:style-name="ch4">
            <chart:title svg:x="12.131cm" svg:y="8.025cm" chart:style-name="ch5">
              <text:p>Count</text:p>
            </chart:title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Sheet1.C52:Sheet1.C101" chart:class="chart:scatter">
            <chart:domain table:cell-range-address="Sheet1.B52:Sheet1.B10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:Sheet1.B101</svg:desc>
                </draw:g>
              </table:table-cell>
              <table:table-cell office:value-type="float" office:value="1.15091896057129">
                <text:p>1.15091896057129</text:p>
                <draw:g>
                  <svg:desc>Sheet1.C5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5460720062256">
                <text:p>1.75460720062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5059089660645">
                <text:p>2.15059089660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2552399635315">
                <text:p>2.92552399635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89725208282471">
                <text:p>3.89725208282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60076189041138">
                <text:p>4.60076189041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32048392295837">
                <text:p>5.32048392295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6620106697083">
                <text:p>5.96620106697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76568102836609">
                <text:p>6.76568102836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8890309333801">
                <text:p>7.68890309333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9677314758301">
                <text:p>8.59677314758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00749588012695">
                <text:p>9.00749588012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44875407218933">
                <text:p>9.44875407218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4633090496063">
                <text:p>10.4633090496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9755909442902">
                <text:p>10.9755909442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0264520645142">
                <text:p>12.0264520645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.0829010009766">
                <text:p>13.0829010009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0451910495758">
                <text:p>14.0451910495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6379699707031">
                <text:p>14.637969970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6782908439636">
                <text:p>14.6782908439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8788800239563">
                <text:p>14.8788800239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.9080591201782">
                <text:p>15.9080591201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9153258800507">
                <text:p>15.9153258800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5036110877991">
                <text:p>16.5036110877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5045828819275">
                <text:p>17.5045828819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.5595619678497">
                <text:p>18.5595619678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9.4433062076569">
                <text:p>19.44330620765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.6451420783997">
                <text:p>19.645142078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.6892359256744">
                <text:p>20.6892359256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.8853571414947">
                <text:p>20.8853571414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.0714321136475">
                <text:p>20.0714321136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.0629689693451">
                <text:p>21.0629689693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3686790466309">
                <text:p>21.3686790466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4877500534058">
                <text:p>21.48775005340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2.3266229629517">
                <text:p>22.3266229629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3.0169219970703">
                <text:p>23.01692199707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3.9632041454315">
                <text:p>23.9632041454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890770435333">
                <text:p>23.7890770435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5119299888611">
                <text:p>24.51192998886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6627068519592">
                <text:p>23.6627068519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3.0336780548096">
                <text:p>23.03367805480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2.4770078659058">
                <text:p>22.4770078659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2.6470839977264">
                <text:p>22.6470839977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2.4922618865967">
                <text:p>22.4922618865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.0892739295959">
                <text:p>23.0892739295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3.2683291435242">
                <text:p>23.2683291435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4.2299110889435">
                <text:p>24.2299110889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5.2724280357361">
                <text:p>25.2724280357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5.4837009906769">
                <text:p>25.48370099067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6.533980846405">
                <text:p>26.5339808464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97cm" svg:height="9.006cm" xlink:href="." xlink:type="simple" chart:class="chart:scatter" chart:style-name="ch1">
        <chart:title svg:x="10.521cm" svg:y="0.316cm" chart:style-name="ch2">
          <text:p>Plot for mean 0.2</text:p>
        </chart:title>
        <chart:plot-area chart:style-name="ch3" chart:data-source-has-labels="both" svg:x="1.502cm" svg:y="1.301cm" svg:width="22.604cm" svg:height="6.544cm">
          <chartooo:coordinate-region svg:x="2.229cm" svg:y="1.5cm" svg:width="21.69cm" svg:height="5.698cm"/>
          <chart:axis chart:dimension="x" chart:name="primary-x" chart:style-name="ch4" chartooo:axis-type="auto">
            <chart:title svg:x="12.31cm" svg:y="8.025cm" chart:style-name="ch5">
              <text:p>Count</text:p>
            </chart:title>
            <chart:categories table:cell-range-address="local-table.$A$2:.$A$51"/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580495834351">
                <text:p>1.065804958343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613329410553">
                <text:p>1.0613329410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6209993362427">
                <text:p>1.06209993362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6281495094299">
                <text:p>1.06281495094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6051683425903">
                <text:p>1.06051683425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833010673523">
                <text:p>1.0833010673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6244611740112">
                <text:p>1.06244611740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6156802177429">
                <text:p>1.06156802177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104183197021">
                <text:p>1.06104183197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2531309127808">
                <text:p>1.82531309127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6406116485596">
                <text:p>1.06406116485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6178998947144">
                <text:p>1.06178998947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73532485961914">
                <text:p>1.73532485961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59162998199463">
                <text:p>2.59162998199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07282781600952">
                <text:p>1.0728278160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50326609611511">
                <text:p>1.50326609611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08327293395996">
                <text:p>1.08327293395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06160402297974">
                <text:p>1.06160402297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7970395088196">
                <text:p>1.17970395088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22185182571411">
                <text:p>1.2218518257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53129386901855">
                <text:p>1.53129386901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0561003684998">
                <text:p>1.20561003684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06927990913391">
                <text:p>1.06927990913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06459021568298">
                <text:p>1.06459021568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06168818473816">
                <text:p>1.06168818473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55972504615784">
                <text:p>1.559725046157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07392191886902">
                <text:p>1.07392191886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0691409111023">
                <text:p>1.0691409111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06454396247864">
                <text:p>1.06454396247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6226110458374">
                <text:p>1.06226110458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603129863739">
                <text:p>1.06031298637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5981111526489">
                <text:p>1.05981111526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06297612190247">
                <text:p>1.062976121902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0749089717865">
                <text:p>1.0749089717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07002997398376">
                <text:p>1.07002997398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6600213050842">
                <text:p>1.06600213050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06385183334351">
                <text:p>1.06385183334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06365919113159">
                <text:p>1.063659191131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06828999519348">
                <text:p>1.06828999519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06378197669983">
                <text:p>1.0637819766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8425912857056">
                <text:p>1.48425912857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8864092826843">
                <text:p>1.088640928268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0405197143555">
                <text:p>1.20405197143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07109117507935">
                <text:p>1.071091175079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07333707809448">
                <text:p>1.07333707809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06825089454651">
                <text:p>1.06825089454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77846598625183">
                <text:p>1.77846598625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05762815475464">
                <text:p>1.05762815475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08724808692932">
                <text:p>1.087248086929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07953286170959">
                <text:p>1.079532861709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7cm" svg:height="9.005cm" xlink:href="." xlink:type="simple" chart:class="chart:scatter" chart:style-name="ch1">
        <chart:title svg:x="10.508cm" svg:y="0.316cm" chart:style-name="ch2">
          <text:p>Plot for mean 0.4</text:p>
        </chart:title>
        <chart:plot-area chart:style-name="ch3" chart:data-source-has-labels="both" svg:x="1.502cm" svg:y="1.301cm" svg:width="22.577cm" svg:height="6.543cm">
          <chartooo:coordinate-region svg:x="2.229cm" svg:y="1.501cm" svg:width="21.663cm" svg:height="5.696cm"/>
          <chart:axis chart:dimension="x" chart:name="primary-x" chart:style-name="ch4" chartooo:axis-type="auto">
            <chart:title svg:x="12.296cm" svg:y="8.024cm" chart:style-name="ch5">
              <text:p>Count</text:p>
            </chart:title>
            <chart:categories table:cell-range-address="local-table.$A$2:.$A$51"/>
          </chart:axis>
          <chart:axis chart:dimension="y" chart:name="primary-y" chart:style-name="ch4">
            <chart:title svg:x="0.451cm" svg:y="5.542cm" chart:style-name="ch6">
              <text:p>Service Time</text:p>
            </chart:title>
            <chart:grid chart:style-name="ch7" chart:class="major"/>
          </chart:axis>
          <chart:series chart:style-name="ch8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998260974884">
                <text:p>1.09982609748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1086311340332">
                <text:p>1.21086311340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8741497993469">
                <text:p>1.08741497993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6918501853943">
                <text:p>1.06918501853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6197214126587">
                <text:p>1.06197214126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6114101409912">
                <text:p>1.06114101409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6645798683167">
                <text:p>1.06645798683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7560620307922">
                <text:p>1.47560620307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34126400947571">
                <text:p>1.34126400947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9461617469788">
                <text:p>1.09461617469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8241415023804">
                <text:p>1.08241415023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621440410614">
                <text:p>1.0621440410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539504051209">
                <text:p>1.14539504051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9438786506653">
                <text:p>1.49438786506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15483808517456">
                <text:p>2.15483808517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2099905014038">
                <text:p>1.42099905014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09325909614563">
                <text:p>2.09325909614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07954692840576">
                <text:p>2.07954692840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1228895187378">
                <text:p>1.11228895187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06431698799133">
                <text:p>1.06431698799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06585693359375">
                <text:p>1.0658569335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06081509590149">
                <text:p>1.06081509590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0788300037384">
                <text:p>1.0788300037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61746501922607">
                <text:p>1.61746501922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13867592811584">
                <text:p>1.13867592811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2762093544006">
                <text:p>1.12762093544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06780099868774">
                <text:p>1.06780099868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07836389541626">
                <text:p>1.07836389541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08633685112">
                <text:p>1.08633685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68222808837891">
                <text:p>1.68222808837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6464099884033">
                <text:p>1.06464099884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3672714233398">
                <text:p>1.33672714233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11119389533997">
                <text:p>1.11119389533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11490297317505">
                <text:p>1.11490297317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0663800239563">
                <text:p>1.0663800239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7348799705505">
                <text:p>1.07348799705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06209301948547">
                <text:p>1.06209301948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0822639465332">
                <text:p>2.0822639465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6933958530426">
                <text:p>1.6933958530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7897291183472">
                <text:p>1.47897291183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15421295166016">
                <text:p>1.15421295166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7739996910095">
                <text:p>1.07739996910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06334400177002">
                <text:p>1.06334400177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08957982063293">
                <text:p>1.08957982063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10091185569763">
                <text:p>1.100911855697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69411897659302">
                <text:p>1.694118976593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74076294898987">
                <text:p>1.74076294898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11566495895386">
                <text:p>2.11566495895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52366209030151">
                <text:p>1.52366209030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06117796897888">
                <text:p>1.061177968978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32cm" svg:height="9.006cm" xlink:href="." xlink:type="simple" chart:class="chart:scatter" chart:style-name="ch1">
        <chart:title svg:x="10.439cm" svg:y="0.316cm" chart:style-name="ch2">
          <text:p>Plot for mean 0.8</text:p>
        </chart:title>
        <chart:plot-area chart:style-name="ch3" chart:data-source-has-labels="both" svg:x="1.499cm" svg:y="1.301cm" svg:width="22.445cm" svg:height="6.544cm">
          <chartooo:coordinate-region svg:x="1.935cm" svg:y="1.5cm" svg:width="21.822cm" svg:height="5.698cm"/>
          <chart:axis chart:dimension="x" chart:name="primary-x" chart:style-name="ch4" chartooo:axis-type="auto">
            <chart:title svg:x="12.227cm" svg:y="8.025cm" chart:style-name="ch5">
              <text:p>Count</text:p>
            </chart:title>
            <chart:categories table:cell-range-address="local-table.$A$2:.$A$51"/>
          </chart:axis>
          <chart:axis chart:dimension="y" chart:name="primary-y" chart:style-name="ch4">
            <chart:title svg:x="0.451cm" svg:y="5.543cm" chart:style-name="ch6">
              <text:p>Service Time</text:p>
            </chart:title>
            <chart:grid chart:style-name="ch7" chart:class="major"/>
          </chart:axis>
          <chart:series chart:style-name="ch8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992220878601">
                <text:p>1.069922208786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7146596908569">
                <text:p>1.07146596908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6736698150635">
                <text:p>2.16736698150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4836106300354">
                <text:p>2.54836106300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65994691848755">
                <text:p>3.65994691848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73339700698853">
                <text:p>4.73339700698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03050184249878">
                <text:p>5.03050184249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03852391242981">
                <text:p>5.03852391242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58161401748657">
                <text:p>5.58161401748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26442885398865">
                <text:p>3.26442885398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18248581886292">
                <text:p>4.18248581886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1286301612854">
                <text:p>4.41286301612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30295085906982">
                <text:p>5.30295085906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.0459680557251">
                <text:p>6.0459680557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97146081924439">
                <text:p>6.97146081924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32717704772949">
                <text:p>7.32717704772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86046314239502">
                <text:p>7.86046314239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28006100654602">
                <text:p>8.28006100654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069211006165">
                <text:p>8.52069211006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78024888038635">
                <text:p>7.78024888038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3033299446106">
                <text:p>8.3033299446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49069285392761">
                <text:p>7.49069285392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97290182113647">
                <text:p>6.97290182113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27702808380127">
                <text:p>5.27702808380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16737794876099">
                <text:p>4.16737794876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51249194145203">
                <text:p>4.51249194145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67520117759705">
                <text:p>4.67520117759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33241415023804">
                <text:p>4.33241415023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92647790908814">
                <text:p>4.92647790908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31254887580872">
                <text:p>2.31254887580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9547591209412">
                <text:p>1.09547591209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4257793426514">
                <text:p>1.342577934265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9944400787354">
                <text:p>1.499444007873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83535408973694">
                <text:p>1.83535408973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89253497123718">
                <text:p>2.89253497123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69330096244812">
                <text:p>3.69330096244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67061901092529">
                <text:p>2.67061901092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08150506019592">
                <text:p>1.08150506019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69012904167175">
                <text:p>1.69012904167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08377695083618">
                <text:p>1.08377695083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07968997955322">
                <text:p>1.07968997955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13463878631592">
                <text:p>1.13463878631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3637094497681">
                <text:p>1.33637094497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07105493545532">
                <text:p>1.071054935455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59472012519836">
                <text:p>1.59472012519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19903683662415">
                <text:p>1.19903683662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26622009277344">
                <text:p>2.26622009277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03674721717834">
                <text:p>3.03674721717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57423496246338">
                <text:p>1.57423496246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22485995292664">
                <text:p>2.22485995292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